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TT Commons" svg:font-family="'TT Commons', system-ui, apple-system, 'Segoe UI', Roboto, Ubuntu, Cantarell, 'Noto Sans', sans-serif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4a1ee"/>
    </style:style>
    <style:style style:name="P2" style:family="paragraph" style:parent-style-name="Standard">
      <style:text-properties officeooo:rsid="0014a1ee" officeooo:paragraph-rsid="0014a1ee"/>
    </style:style>
    <style:style style:name="P3" style:family="paragraph" style:parent-style-name="Standard">
      <style:text-properties officeooo:paragraph-rsid="0014aa4f"/>
    </style:style>
    <style:style style:name="P4" style:family="paragraph" style:parent-style-name="Standard">
      <style:text-properties officeooo:paragraph-rsid="0016a78a"/>
    </style:style>
    <style:style style:name="P5" style:family="paragraph" style:parent-style-name="Standard">
      <style:text-properties style:font-name="Liberation Mono" fo:font-size="12pt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210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text-properties officeooo:paragraph-rsid="0016a78a"/>
    </style:style>
    <style:style style:name="P9" style:family="paragraph" style:parent-style-name="Standard">
      <style:text-properties officeooo:rsid="001fa487" officeooo:paragraph-rsid="001fa487"/>
    </style:style>
    <style:style style:name="P10" style:family="paragraph" style:parent-style-name="Standard"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officeooo:paragraph-rsid="001c2102" style:font-size-asian="12pt" style:font-size-complex="12pt"/>
    </style:style>
    <style:style style:name="P12" style:family="paragraph" style:parent-style-name="Standard">
      <style:text-properties fo:color="#333333" loext:opacity="100%" officeooo:rsid="001fa487" officeooo:paragraph-rsid="001fa487"/>
    </style:style>
    <style:style style:name="T1" style:family="text">
      <style:text-properties officeooo:rsid="001092e3"/>
    </style:style>
    <style:style style:name="T2" style:family="text">
      <style:text-properties officeooo:rsid="00121638"/>
    </style:style>
    <style:style style:name="T3" style:family="text">
      <style:text-properties officeooo:rsid="0014a1ee"/>
    </style:style>
    <style:style style:name="T4" style:family="text">
      <style:text-properties officeooo:rsid="0014aa4f"/>
    </style:style>
    <style:style style:name="T5" style:family="text">
      <style:text-properties officeooo:rsid="0016a78a"/>
    </style:style>
    <style:style style:name="T6" style:family="text">
      <style:text-properties officeooo:rsid="0018ae19"/>
    </style:style>
    <style:style style:name="T7" style:family="text">
      <style:text-properties fo:font-variant="normal" fo:text-transform="none" fo:color="#262b33" loext:opacity="100%" fo:letter-spacing="normal" fo:font-style="normal" fo:font-weight="normal" officeooo:rsid="001a0751" loext:padding="0cm" loext:border="none"/>
    </style:style>
    <style:style style:name="T8" style:family="text">
      <style:text-properties fo:font-variant="normal" fo:text-transform="none" fo:color="#262b33" loext:opacity="100%" fo:letter-spacing="normal" fo:font-style="normal" fo:font-weight="normal" officeooo:rsid="001aa864" loext:padding="0cm" loext:border="none"/>
    </style:style>
    <style:style style:name="T9" style:family="text">
      <style:text-properties fo:font-variant="normal" fo:text-transform="none" fo:color="#262b33" loext:opacity="100%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62b33" loext:opacity="100%" style:font-name="Liberation Mono" fo:font-size="12pt" fo:letter-spacing="normal" fo:font-style="normal" fo:font-weight="normal" style:font-size-asian="12pt" style:font-size-complex="12pt" loext:padding="0cm" loext:border="none"/>
    </style:style>
    <style:style style:name="T11" style:family="text">
      <style:text-properties fo:font-variant="normal" fo:text-transform="none" fo:color="#262b33" loext:opacity="100%" style:font-name="Liberation Mono" fo:font-size="12pt" fo:letter-spacing="normal" fo:font-style="normal" fo:font-weight="normal" officeooo:rsid="001a0751" style:font-size-asian="12pt" style:font-size-complex="12pt" loext:padding="0cm" loext:border="none"/>
    </style:style>
    <style:style style:name="T12" style:family="text">
      <style:text-properties fo:font-variant="normal" fo:text-transform="none" fo:color="#262b33" loext:opacity="100%" style:font-name="Liberation Mono" fo:font-size="12pt" fo:letter-spacing="normal" fo:font-style="normal" fo:font-weight="normal" officeooo:rsid="001d6446" style:font-size-asian="12pt" style:font-size-complex="12pt" loext:padding="0cm" loext:border="none"/>
    </style:style>
    <style:style style:name="T13" style:family="text">
      <style:text-properties fo:font-variant="normal" fo:text-transform="none" fo:color="#262b33" loext:opacity="100%" style:font-name="Liberation Mono" fo:font-size="12pt" fo:letter-spacing="normal" fo:font-style="normal" fo:font-weight="normal" officeooo:rsid="001c2102" style:font-size-asian="12pt" style:font-size-complex="12pt" loext:padding="0cm" loext:border="none"/>
    </style:style>
    <style:style style:name="T14" style:family="text">
      <style:text-properties fo:font-variant="normal" fo:text-transform="none" fo:color="#262b33" loext:opacity="100%" style:font-name="Liberation Mono" fo:font-size="12pt" fo:letter-spacing="normal" style:font-size-asian="12pt" style:font-size-complex="12pt" loext:padding="0cm" loext:border="none"/>
    </style:style>
    <style:style style:name="T15" style:family="text">
      <style:text-properties fo:font-variant="normal" fo:text-transform="none" fo:color="#262b33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262b33" loext:opacity="100%" style:font-name="Liberation Serif" fo:font-size="12pt" fo:letter-spacing="normal" fo:font-style="normal" fo:font-weight="normal" officeooo:rsid="001a0751" style:font-size-asian="12pt" style:font-size-complex="12pt" loext:padding="0cm" loext:border="none"/>
    </style:style>
    <style:style style:name="T17" style:family="text">
      <style:text-properties fo:font-variant="normal" fo:text-transform="none" fo:color="#262b33" loext:opacity="100%" style:font-name="Liberation Serif" fo:font-size="12pt" fo:letter-spacing="normal" fo:font-style="normal" fo:font-weight="normal" officeooo:rsid="001d6446" style:font-size-asian="12pt" style:font-size-complex="12pt" loext:padding="0cm" loext:border="none"/>
    </style:style>
    <style:style style:name="T18" style:family="text">
      <style:text-properties fo:font-variant="normal" fo:text-transform="none" fo:color="#262b33" loext:opacity="100%" style:font-name="Liberation Serif" fo:font-size="12pt" fo:letter-spacing="normal" fo:font-style="normal" fo:font-weight="normal" officeooo:rsid="001c2102" style:font-size-asian="12pt" style:font-size-complex="12pt" loext:padding="0cm" loext:border="none"/>
    </style:style>
    <style:style style:name="T19" style:family="text">
      <style:text-properties fo:font-variant="normal" fo:text-transform="none" fo:color="#262b33" loext:opacity="100%" style:font-name="Liberation Serif" fo:font-size="12pt" fo:letter-spacing="normal" style:font-size-asian="12pt" style:font-size-complex="12pt" loext:padding="0cm" loext:border="none"/>
    </style:style>
    <style:style style:name="T20" style:family="text">
      <style:text-properties fo:font-variant="normal" fo:text-transform="none" fo:color="#646464" loext:opacity="100%" style:font-name="Roboto" fo:font-size="11.25pt" fo:letter-spacing="normal" fo:font-style="normal" fo:font-weight="normal"/>
    </style:style>
    <style:style style:name="T21" style:family="text">
      <style:text-properties fo:font-variant="normal" fo:text-transform="none" fo:color="#646464" loext:opacity="100%" style:font-name="Liberation Mono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646464" loext:opacity="100%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646464" loext:opacity="100%" style:font-name="Liberation 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1d6446" fo:background-color="transparent" loext:char-shading-value="0" style:font-weight-asian="normal" style:font-weight-complex="normal" loext:padding="0cm" loext:border="none"/>
    </style:style>
    <style:style style:name="T25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6" style:family="text">
      <style:text-properties fo:font-variant="normal" fo:text-transform="none" fo:color="#202122" loext:opacity="100%" style:font-name="sans-serif" fo:font-size="10.5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202122" loext:opacity="100%" style:font-name="sans-serif" fo:font-size="10.5pt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202122" loext:opacity="100%" style:font-name="Liberation Serif" fo:font-size="10.5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officeooo:rsid="001aa864"/>
    </style:style>
    <style:style style:name="T31" style:family="text">
      <style:text-properties fo:color="#fc9800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a8759" loext:opacity="100%" style:font-name="JetBrains Mono" fo:font-size="10pt" fo:font-style="normal" fo:font-weight="normal" officeooo:rsid="002181c6" style:font-size-asian="10pt" style:font-style-asian="normal" style:font-weight-asian="normal"/>
    </style:style>
    <style:style style:name="T34" style:family="text">
      <style:text-properties fo:color="#6a8759" loext:opacity="100%" style:font-name="JetBrains Mono" fo:font-size="10pt" fo:font-style="normal" fo:font-weight="normal" officeooo:rsid="00234d98" style:font-size-asian="10pt" style:font-style-asian="normal" style:font-weight-asian="normal"/>
    </style:style>
    <style:style style:name="T35" style:family="text">
      <style:text-properties officeooo:rsid="001fa487"/>
    </style:style>
    <style:style style:name="T36" style:family="text">
      <style:text-properties officeooo:rsid="002181c6"/>
    </style:style>
    <style:style style:name="T37" style:family="text">
      <style:text-properties officeooo:rsid="0022549d"/>
    </style:style>
    <style:style style:name="T38" style:family="text">
      <style:text-properties fo:font-weight="bold" officeooo:rsid="0022549d" style:font-weight-asian="bold" style:font-weight-complex="bold"/>
    </style:style>
    <style:style style:name="T39" style:family="text">
      <style:text-properties fo:font-weight="normal" officeooo:rsid="0022549d" style:font-weight-asian="normal" style:font-weight-complex="normal"/>
    </style:style>
    <style:style style:name="T40" style:family="text">
      <style:text-properties officeooo:rsid="0023fc37"/>
    </style:style>
    <style:style style:name="T41" style:family="text">
      <style:text-properties fo:color="#333333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style:font-name="JetBrains Mono" fo:font-size="10pt" fo:font-style="normal" fo:font-weight="normal" officeooo:rsid="002181c6" style:font-size-asian="10pt" style:font-style-asian="normal" style:font-weight-asian="normal"/>
    </style:style>
    <style:style style:name="T44" style:family="text">
      <style:text-properties style:font-name="JetBrains Mono" fo:font-size="10pt" fo:font-style="normal" fo:font-weight="normal" officeooo:rsid="00234d98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еоретические вопросы</text:p>
      <text:p text:style-name="Standard">Если что-то не делали или не знаете - укажите, не оставляйте пустых ответов</text:p>
      <text:p text:style-name="Standard">Блок Q1</text:p>
      <text:p text:style-name="Standard">1. C какими OС Вы работали? Работали ли с консолью? Какие консольные утилиты Linux</text:p>
      <text:p text:style-name="Standard">Вы знаете и использовали?</text:p>
      <text:p text:style-name="Standard"><text:tab/><text:span text:style-name="T1">Windows — </text:span><text:span text:style-name="T2">cmd/PowerShell — </text:span><text:span text:style-name="T3">базовые команды</text:span><text:span text:style-name="T2"> </text:span></text:p>
      <text:p text:style-name="Standard"><text:tab/><text:span text:style-name="T2">Linux — terminal/Vim — </text:span><text:span text:style-name="T3">базовые команды</text:span></text:p>
      <text:p text:style-name="Standard"/>
      <text:p text:style-name="Standard">2. Как Вы повышаете свою профессиональную квалификацию (названия книг, курсов,</text:p>
      <text:p text:style-name="Standard">сайтов, скринкастов и т.д.)?</text:p>
      <text:p text:style-name="P2"><text:tab/>Кусры:</text:p>
      <text:p text:style-name="Standard"><text:tab/><text:a xlink:type="simple" xlink:href="https://stepik.org/catalog" text:style-name="Internet_20_link" text:visited-style-name="Visited_20_Internet_20_Link">https://stepik.org/catalog</text:a></text:p>
      <text:p text:style-name="Standard"><text:tab/><text:span text:style-name="T3">Сайты:</text:span></text:p>
      <text:p text:style-name="Standard"><text:tab/>https://html5css.ru/</text:p>
      <text:p text:style-name="Standard"><text:tab/>https://github.com/</text:p>
      <text:p text:style-name="Standard"><text:tab/><text:a xlink:type="simple" xlink:href="https://metanit.com/sharp/" text:style-name="Internet_20_link" text:visited-style-name="Visited_20_Internet_20_Link">https://metanit.com/sharp/</text:a></text:p>
      <text:p text:style-name="Standard"><text:tab/><text:a xlink:type="simple" xlink:href="https://www.geeksforgeeks.org/ruby-tutorial/" text:style-name="Internet_20_link" text:visited-style-name="Visited_20_Internet_20_Link">https://www.geeksforgeeks.org/ruby-tutorial/</text:a></text:p>
      <text:p text:style-name="Standard"><text:tab/>https://www.rubyguides.com/</text:p>
      <text:p text:style-name="Standard"><text:tab/><text:span text:style-name="T3">Ютуб:</text:span></text:p>
      <text:p text:style-name="Standard"><text:tab/><text:a xlink:type="simple" xlink:href="https://www.youtube.com/c/Freecodecamp" text:style-name="Internet_20_link" text:visited-style-name="Visited_20_Internet_20_Link">https://www.youtube.com/c/Freecodecamp</text:a></text:p>
      <text:p text:style-name="Standard"><text:tab/><text:a xlink:type="simple" xlink:href="https://www.youtube.com/c/SergeyNemchinskiy" text:style-name="Internet_20_link" text:visited-style-name="Visited_20_Internet_20_Link">https://www.youtube.com/c/SergeyNemchinskiy</text:a></text:p>
      <text:p text:style-name="Standard"><text:tab/>https://www.youtube.com/c/gosha_dudar</text:p>
      <text:p text:style-name="Standard"><text:tab/><text:span text:style-name="T3">Книги:</text:span></text:p>
      <text:p text:style-name="Standard"><text:tab/>RubyNotesForProfessionals.<text:span text:style-name="T4">pdf</text:span></text:p>
      <text:p text:style-name="P3"><text:tab/><text:span text:style-name="T3">Python</text:span>NotesForProfessionals.<text:span text:style-name="T4">pdf</text:span></text:p>
      <text:p text:style-name="P3"><text:tab/>****NotesForProfessionals.<text:span text:style-name="T4">pdf</text:span></text:p>
      <text:p text:style-name="P1"><text:tab/><text:span text:style-name="T4">html-standart.pdf</text:span></text:p>
      <text:p text:style-name="P4"><text:tab/><text:span text:style-name="T4">Pro Git </text:span><text:span text:style-name="T5">2012.</text:span><text:span text:style-name="T4">pdf</text:span></text:p>
      <text:p text:style-name="P4"/>
      <text:p text:style-name="Standard">3. Какие сторонние библиотеки Вы используете чаще всего для разработки? Какие плюсы в</text:p>
      <text:p text:style-name="Standard">них Вы выделяете для себя? (Ruby или тот язык, на котором пишите)</text:p>
      <text:p text:style-name="P4"><text:tab/></text:p>
      <text:p text:style-name="P4"><text:tab/><text:span text:style-name="T31">require </text:span><text:span text:style-name="T32">'open-uri'</text:span><text:line-break/><text:tab/><text:span text:style-name="T31">require </text:span><text:span text:style-name="T32">'nokogiri'</text:span><text:line-break/><text:tab/><text:span text:style-name="T31">require </text:span><text:span text:style-name="T32">'csv'</text:span></text:p>
      <text:p text:style-name="P9"><text:span text:style-name="T32"><text:tab/>import opencv, face_recognition. + </text:span><text:span text:style-name="T41">это то что все библиотеки с свободном доступе, большое количество сайтов и ютуб видео с обзором и объяснением данной библиотеки</text:span></text:p>
      <text:p text:style-name="P12"><text:span text:style-name="T42"><text:tab/></text:span><text:span text:style-name="T43">regular expression. + </text:span><text:span text:style-name="T44">спасает от написания своих алгоритмов</text:span></text:p>
      <text:p text:style-name="P4"/>
      <text:p text:style-name="Standard"/>
      <text:p text:style-name="Standard">Блок Q2</text:p>
      <text:p text:style-name="Standard">1. Какие инструменты для профайлинга и дебага Вы используете? Какие у них минусы?</text:p>
      <text:p text:style-name="Standard"/>
      <text:p text:style-name="Standard"><text:tab/><text:span text:style-name="T35">Дебаг — пользуюсь только встроенный в IDE</text:span></text:p>
      <text:p text:style-name="Standard"/>
      <text:p text:style-name="Standard">2. Объясните почему происходит следующее (в контексте языка Ruby):</text:p>
      <text:p text:style-name="Standard">a. 1660 / 100 ≠ 16.6, <text:span text:style-name="T39">Целочисленное деление, </text:span><text:span text:style-name="T29">результат арифметической операции двух целых чисел всегда будет целым. Если все аргументы арифметического выражения целые числа, то результат будет целым, если хотя бы одно число с плавающей запятой, то результат будет числом с плавающей запятой.</text:span></text:p>
      <text:p text:style-name="Text_20_body"><text:line-break/></text:p>
      <text:p text:style-name="Standard"><text:soft-page-break/>b. 24.0 * 0.1 ≠ 2.4 — <text:span text:style-name="T40">ошибка округления, так как ПК используют формат двоичный с плавающей запятой.</text:span></text:p>
      <text:p text:style-name="Standard"/>
      <text:p text:style-name="Standard">3. С какими СУБД вы работали? Проектировали ли вы свою собственную БД? Сколько</text:p>
      <text:p text:style-name="Standard">было в ней таблиц? С какой самой большой таблицей по количеству записей Вы</text:p>
      <text:p text:style-name="Standard">работали?</text:p>
      <text:p text:style-name="Standard"><text:tab/><text:span text:style-name="T6">Microsoft SQL Server </text:span><text:span text:style-name="T30">Management Studio 18</text:span></text:p>
      <text:p text:style-name="Standard"><text:tab/><text:span text:style-name="T15">Приложение для автоматизации сбора данных и обработки данных для Обсерватории. С использование Visual</text:span><text:span text:style-name="T19"> </text:span><text:span text:style-name="T15">Studio</text:span><text:span text:style-name="T19"> </text:span><text:span text:style-name="T15">2019, SQL</text:span><text:span text:style-name="T19"> </text:span><text:span text:style-name="T15">Server</text:span><text:span text:style-name="T19"> </text:span><text:span text:style-name="T15">Management</text:span><text:span text:style-name="T19"> </text:span><text:span text:style-name="T15">Studio</text:span><text:span text:style-name="T19"> </text:span><text:span text:style-name="T15">18, ADO.NET, T-SQL, C#.</text:span><text:span text:style-name="T16"> Создано 12 таблиц(Клиенты/Сотрудники/Космические объекты/Отчеты/Оборудование/Услуга/.../) по 17 записей. T-SQL применил триггер, представление, хранимая процедура, курсор. </text:span></text:p>
      <text:p text:style-name="P10"><text:span text:style-name="T7"><text:tab/>Максимальное число записей </text:span><text:span text:style-name="T8">в таблице</text:span><text:span text:style-name="T7"> было </text:span><text:span text:style-name="T8">200.</text:span></text:p>
      <text:p text:style-name="P5"/>
      <text:p text:style-name="Standard">4. Оптимизировали ли Вы запросы в SQL? Как Вы это делали? Как Вы понимаете что</text:p>
      <text:p text:style-name="Standard">запрос выполняется оптимально?</text:p>
      <text:p text:style-name="Standard"><text:tab/><text:span text:style-name="T30">Скорее больше нет, не делал</text:span></text:p>
      <text:p text:style-name="Standard"/>
      <text:p text:style-name="Standard">5. Приведите примеры проектов (хобби-проект, что-то в рамках обучения и тд), над</text:p>
      <text:p text:style-name="Standard">которыми работали за последние полгода-год. Опишите вкратце их функционал (одного</text:p>
      <text:p text:style-name="Standard">предложения на проект достаточно)</text:p>
      <text:p text:style-name="P6"><text:span text:style-name="T20"><text:tab/></text:span><text:span text:style-name="T15">Распознование</text:span><text:span text:style-name="T19"> </text:span><text:span text:style-name="T15">лиц человека на Python</text:span><text:span text:style-name="T19"> </text:span><text:span text:style-name="T15">с использованием face_recognition</text:span><text:span text:style-name="T19"> </text:span><text:span text:style-name="T15">и opencv, </text:span><text:span text:style-name="T17">рабочее приложение</text:span><text:span text:style-name="T15">. </text:span><text:span text:style-name="T18">Р</text:span><text:span text:style-name="T15">аспознавание лиц было написано </text:span><text:span text:style-name="T18">с использованием</text:span><text:span text:style-name="T15"> django. На бэк написана основная логика обнаружения и распознавания лиц.</text:span><text:span text:style-name="T18"> Пользователь запускает приложение, включается веб-камера, происходит поиск лица после анализируется найденное лицо с имеющийся БД лиц. После завершения приложения, можно перейти </text:span><text:span text:style-name="T15"><text:s/></text:span><text:span text:style-name="T18">н</text:span><text:span text:style-name="T15">а </text:span><text:span text:style-name="T18">front(одностраницник), где</text:span><text:span text:style-name="T15"> выводятся графики результатов, изображения с распознанным лицом, результаты сравнения разных лиц. </text:span><text:span text:style-name="T23"><text:tab/></text:span></text:p>
      <text:p text:style-name="P11"><text:span text:style-name="T22"><text:tab/></text:span><text:span text:style-name="T9">Распознование текста на кассовом чеке с использованием opencv и pytesseract.</text:span><text:span text:style-name="T22"> </text:span><text:span text:style-name="T24">Работает так: на вход подается фотография чека, пре-процессинг(выравнивание/поиск области чека/обрезка/шум), извлечение текста, сохраниение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TT Commons" svg:font-family="'TT Commons', system-ui, apple-system, 'Segoe UI', Roboto, Ubuntu, Cantarell, 'Noto Sans'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23:45:43.408870301</meta:creation-date>
    <dc:date>2022-03-05T16:04:21.789386120</dc:date>
    <meta:editing-duration>PT20M23S</meta:editing-duration>
    <meta:editing-cycles>3</meta:editing-cycles>
    <meta:generator>LibreOffice/7.2.5.2$Linux_X86_64 LibreOffice_project/20$Build-2</meta:generator>
    <meta:document-statistic meta:table-count="0" meta:image-count="0" meta:object-count="0" meta:page-count="2" meta:paragraph-count="54" meta:word-count="442" meta:character-count="3527" meta:non-whitespace-character-count="3092"/>
  </office:meta>
</office:document-meta>
</file>